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2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co1" style:family="table-column">
      <style:table-column-properties style:column-width="5.592cm" style:use-optimal-column-width="false"/>
    </style:style>
    <style:style style:name="co2" style:family="table-column">
      <style:table-column-properties style:column-width="7.415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3.006cm" svg:height="6.992cm" svg:x="1.644cm" svg:y="8.0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cypher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2</text:p>
                <text:p>10.10.24.2</text:p>
                <text:p>10.10.25.2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nsmlab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https(443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006cm" svg:height="5.57cm" svg:x="1.558cm" svg:y="1.8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Name:</text:p>
              </table:table-cell>
              <table:table-cell>
                <text:p>smith</text:p>
              </table:table-cell>
            </table:table-row>
            <table:table-row table:style-name="ro1" table:default-cell-style-name="ce1">
              <table:table-cell>
                <text:p>IP-Address:</text:p>
              </table:table-cell>
              <table:table-cell>
                <text:p>10.10.23.2</text:p>
              </table:table-cell>
            </table:table-row>
            <table:table-row table:style-name="ro1" table:default-cell-style-name="ce1">
              <table:table-cell>
                <text:p>Domainname:</text:p>
              </table:table-cell>
              <table:table-cell>
                <text:p>nsmlab.et.hs-wismar.de</text:p>
              </table:table-cell>
            </table:table-row>
            <table:table-row table:style-name="ro1" table:default-cell-style-name="ce1">
              <table:table-cell>
                <text:p>Services:</text:p>
              </table:table-cell>
              <table:table-cell>
                <text:p>http(80), https(443), ssh(22)</text:p>
              </table:table-cell>
            </table:table-row>
            <table:table-row table:style-name="ro1" table:default-cell-style-name="ce1">
              <table:table-cell>
                <text:p>KVM-Switch-Nr.:</text:p>
              </table:table-cell>
              <table:table-cell>
                <text:p>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22T10:24:42</meta:creation-date>
    <dc:date>2010-02-22T10:38:58</dc:date>
    <meta:editing-duration>PT00H14M17S</meta:editing-duration>
    <meta:editing-cycles>1</meta:editing-cycles>
    <meta:document-statistic meta:object-count="2"/>
    <meta:generator>OpenOffice.org/3.1$Unix OpenOffice.org_project/310m19$Build-9420</meta:generator>
  </office:meta>
</office:document-meta>
</file>